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3.401cm" style:rel-column-width="13107*"/>
    </style:style>
    <style:style style:name="Table1.B2" style:family="table-cell">
      <style:table-cell-properties style:border-line-width="0.002cm 0.035cm 0.002cm" fo:padding="0.049cm" fo:border="0.039cm double #000000"/>
    </style:style>
    <style:style style:name="Table1.D2" style:family="table-cell">
      <style:table-cell-properties fo:padding="0.049cm" fo:border="0.002cm solid #000000"/>
    </style:style>
    <style:style style:name="Table1.B4" style:family="table-cell">
      <style:table-cell-properties style:border-line-width="0.002cm 0.088cm 0.002cm" fo:padding="0.049cm" fo:border="0.092cm double #000000"/>
    </style:style>
    <style:style style:name="Table1.D4" style:family="table-cell">
      <style:table-cell-properties fo:padding="0.049cm" fo:border="0.018cm solid #000000"/>
    </style:style>
    <style:style style:name="Table1.B6" style:family="table-cell">
      <style:table-cell-properties style:border-line-width="0.035cm 0.035cm 0.035cm" fo:padding="0.049cm" fo:border="0.106cm double #000000"/>
    </style:style>
    <style:style style:name="Table1.D6" style:family="table-cell">
      <style:table-cell-properties fo:padding="0.049cm" fo:border="0.035cm solid #000000"/>
    </style:style>
    <style:style style:name="Table1.B8" style:family="table-cell">
      <style:table-cell-properties style:border-line-width="0.088cm 0.088cm 0.088cm" fo:padding="0.049cm" fo:border="0.265cm double #000000"/>
    </style:style>
    <style:style style:name="Table1.D8" style:family="table-cell">
      <style:table-cell-properties fo:padding="0.049cm" fo:border="0.088cm solid #000000"/>
    </style:style>
    <style:style style:name="Table1.B10" style:family="table-cell">
      <style:table-cell-properties style:border-line-width="0.002cm 0.088cm 0.035cm" fo:padding="0.049cm" fo:border="0.125cm double #000000"/>
    </style:style>
    <style:style style:name="Table1.D10" style:family="table-cell">
      <style:table-cell-properties fo:padding="0.049cm" fo:border="0.141cm solid #000000"/>
    </style:style>
    <style:style style:name="Table1.B12" style:family="table-cell">
      <style:table-cell-properties style:border-line-width="0.002cm 0.088cm 0.088cm" fo:padding="0.049cm" fo:border="0.178cm double #000000"/>
    </style:style>
    <style:style style:name="Table1.D12" style:family="table-cell">
      <style:table-cell-properties fo:padding="0.049cm" fo:border="0.176cm solid #000000"/>
    </style:style>
    <style:style style:name="Table1.B14" style:family="table-cell">
      <style:table-cell-properties style:border-line-width="0.002cm 0.088cm 0.141cm" fo:padding="0.049cm" fo:border="0.231cm double #000000"/>
    </style:style>
    <style:style style:name="Table1.B16" style:family="table-cell">
      <style:table-cell-properties style:border-line-width="0.035cm 0.088cm 0.088cm" fo:padding="0.049cm" fo:border="0.212cm double #000000"/>
    </style:style>
    <style:style style:name="Table1.B18" style:family="table-cell">
      <style:table-cell-properties style:border-line-width="0.088cm 0.035cm 0.035cm" fo:padding="0.049cm" fo:border="0.159cm double #000000"/>
    </style:style>
    <style:style style:name="Table1.B20" style:family="table-cell">
      <style:table-cell-properties style:border-line-width="0.088cm 0.088cm 0.141cm" fo:padding="0.049cm" fo:border="0.318cm double #000000"/>
    </style:style>
    <style:style style:name="Table1.B22" style:family="table-cell">
      <style:table-cell-properties style:border-line-width="0.141cm 0.088cm 0.088cm" fo:padding="0.049cm" fo:border="0.318cm double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1.10pt</text:p>
          </table:table-cell>
          <table:table-cell table:style-name="Table1.B2" office:value-type="string">
            <text:p text:style-name="Table_20_Contents"/>
          </table:table-cell>
          <table:table-cell office:value-type="string">
            <text:p text:style-name="Table_20_Contents">0.05pt</text:p>
          </table:table-cell>
          <table:table-cell table:style-name="Table1.D2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2.60pt</text:p>
          </table:table-cell>
          <table:table-cell table:style-name="Table1.B4" office:value-type="string">
            <text:p text:style-name="Table_20_Contents"/>
          </table:table-cell>
          <table:table-cell office:value-type="string">
            <text:p text:style-name="Table_20_Contents">0.50pt</text:p>
          </table:table-cell>
          <table:table-cell table:style-name="Table1.D4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3.00pt</text:p>
          </table:table-cell>
          <table:table-cell table:style-name="Table1.B6" office:value-type="string">
            <text:p text:style-name="Table_20_Contents"/>
          </table:table-cell>
          <table:table-cell office:value-type="string">
            <text:p text:style-name="Table_20_Contents">1.00pt</text:p>
          </table:table-cell>
          <table:table-cell table:style-name="Table1.D6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7.50pt</text:p>
          </table:table-cell>
          <table:table-cell table:style-name="Table1.B8" office:value-type="string">
            <text:p text:style-name="Table_20_Contents"/>
          </table:table-cell>
          <table:table-cell office:value-type="string">
            <text:p text:style-name="Table_20_Contents">2.50pt</text:p>
          </table:table-cell>
          <table:table-cell table:style-name="Table1.D8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3.55pt</text:p>
          </table:table-cell>
          <table:table-cell table:style-name="Table1.B10" office:value-type="string">
            <text:p text:style-name="Table_20_Contents"/>
          </table:table-cell>
          <table:table-cell office:value-type="string">
            <text:p text:style-name="Table_20_Contents">4.00pt</text:p>
          </table:table-cell>
          <table:table-cell table:style-name="Table1.D10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5.05pt</text:p>
          </table:table-cell>
          <table:table-cell table:style-name="Table1.B12" office:value-type="string">
            <text:p text:style-name="Table_20_Contents"/>
          </table:table-cell>
          <table:table-cell office:value-type="string">
            <text:p text:style-name="Table_20_Contents">5.00pt</text:p>
          </table:table-cell>
          <table:table-cell table:style-name="Table1.D12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6.55pt</text:p>
          </table:table-cell>
          <table:table-cell table:style-name="Table1.B14"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6.00pt</text:p>
          </table:table-cell>
          <table:table-cell table:style-name="Table1.B16"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4.50pt</text:p>
          </table:table-cell>
          <table:table-cell table:style-name="Table1.B18"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9.00pt</text:p>
          </table:table-cell>
          <table:table-cell table:style-name="Table1.B20"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9.00pt</text:p>
          </table:table-cell>
          <table:table-cell table:style-name="Table1.B22"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1T16:13:07</meta:creation-date>
    <meta:document-statistic meta:table-count="1" meta:image-count="0" meta:object-count="0" meta:page-count="1" meta:paragraph-count="17" meta:word-count="17" meta:character-count="102"/>
    <dc:date>2012-06-01T16:19:35</dc:date>
    <meta:editing-duration>PT6M28S</meta:editing-duration>
    <meta:editing-cycles>1</meta:editing-cycles>
    <meta:generator>OpenOffice.org/3.3$Unix OpenOffice.org_project/330m20$Build-9567</meta:generator>
  </office:meta>
</office:document-meta>
</file>